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4">
      <style:drawing-page-properties draw:fill="bitmap" draw:fill-image-name="a8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bitmap" draw:fill-image-name="a8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bitmap" draw:fill-image-name="a8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bitmap" draw:fill-image-name="a7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bitmap" draw:fill-image-name="a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w Cen MT" style:font-family-complex="Tw Cen MT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1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0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body>
    <office:presentation>
      <draw:page draw:name="Slide1" draw:style-name="a739" draw:master-page-name="Master1-Layout1-title-Title-Slide" presentation:presentation-page-layout-name="Master1-PPL1" draw:id="Slide-256">
        <draw:frame draw:id="id207" presentation:style-name="a747" draw:name="Title 1" svg:x="1.69045in" svg:y="1.22743in" svg:width="9.97622in" svg:height="1.93501in" presentation:class="title" presentation:placeholder="false">
          <draw:text-box>
            <text:p text:style-name="a746" text:class-names="" text:cond-style-name=""><text:span text:style-name="a740" text:class-names="">Seminário</text:span><text:span text:style-name="a741" text:class-names=""> de </text:span><text:span text:style-name="a742" text:class-names="">Análise</text:span><text:span text:style-name="a743" text:class-names=""><text:s text:c="1"/>de<text:s text:c="1"/></text:span><text:span text:style-name="a744" text:class-names="">algoritmo</text:span><text:span text:style-name="a745" text:class-names=""/></text:p>
          </draw:text-box>
          <svg:title/>
          <svg:desc/>
        </draw:frame>
        <draw:frame draw:id="id208" presentation:style-name="a753" draw:name="Subtitle 2" svg:x="1.69045in" svg:y="3.93924in" svg:width="9.97622in" svg:height="1.81076in" presentation:class="subtitle" presentation:placeholder="false">
          <draw:text-box>
            <text:p text:style-name="a752" text:class-names="" text:cond-style-name=""><text:span text:style-name="a748" text:class-names="">Integrantes: Luis<text:s text:c="1"/></text:span><text:span text:style-name="a749" text:class-names="">henrique</text:span><text:span text:style-name="a750" text:class-names="">, Pedro Aleph</text:span><text:span text:style-name="a751" text:class-names=""/></text:p>
          </draw:text-box>
          <svg:title/>
          <svg:desc/>
        </draw:frame>
      </draw:page>
      <draw:page draw:name="Slide2" draw:style-name="a755" draw:master-page-name="Master1-Layout2-obj-Title-and-Content" presentation:presentation-page-layout-name="Master1-PPL2" draw:id="Slide-257">
        <draw:frame draw:id="id209" presentation:style-name="a758" draw:name="Título 1" svg:x="1.24826in" svg:y="0.67642in" svg:width="10.83333in" svg:height="0.7522in" presentation:class="title" presentation:placeholder="false">
          <draw:text-box>
            <text:p text:style-name="a757" text:class-names="" text:cond-style-name=""><text:span text:style-name="a756" text:class-names="">Fazalgo</text:span></text:p>
          </draw:text-box>
          <svg:title/>
          <svg:desc/>
        </draw:frame>
        <draw:frame draw:id="id210" presentation:style-name="a805" draw:name="Espaço Reservado para Conteúdo 2" svg:x="1.24826in" svg:y="1.65818in" svg:width="10.83333in" svg:height="5.66572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59" text:class-names="">void</text:span><text:span text:style-name="a760" text:class-names=""><text:s text:c="1"/></text:span><text:span text:style-name="a761" text:class-names="">FazAlgo</text:span><text:span text:style-name="a762" text:class-names=""><text:s text:c="1"/>(</text:span><text:span text:style-name="a763" text:class-names="">int</text:span><text:span text:style-name="a764" text:class-names=""><text:s text:c="1"/>n) {</text:span></text:p>
              </text:list-item>
            </text:list>
            <text:list text:style-name="a772">
              <text:list-item>
                <text:p text:style-name="a771" text:class-names="" text:cond-style-name=""><text:span text:style-name="a767" text:class-names="">   <text:s text:c="1"/></text:span><text:span text:style-name="a768" text:class-names="">int</text:span><text:span text:style-name="a769" text:class-names=""><text:s text:c="1"/>i, j, k;</text:span><text:span text:style-name="a77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    FOR (i= 1; i&lt;n - 1; i++) {</text:span><text:span text:style-name="a774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7" text:class-names="">        FOR (j= i + 1; j&lt;= n; j++) {</text:span><text:span text:style-name="a778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1" text:class-names="">            FOR (k = 1; k&lt;=</text:span><text:span text:style-name="a782" text:class-names="">j;k</text:span><text:span text:style-name="a783" text:class-names="">++) {</text:span><text:span text:style-name="a784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                Algum comando de custo O(1)</text:span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            }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        }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     }</text:span><text:span text:style-name="a798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}</text:span><text:span text:style-name="a802" text:class-names=""/></text:p>
              </text:list-item>
            </text:list>
          </draw:text-box>
          <svg:title/>
          <svg:desc/>
        </draw:frame>
      </draw:page>
      <draw:page draw:name="Slide3" draw:style-name="a807" draw:master-page-name="Master1-Layout2-obj-Title-and-Content" presentation:presentation-page-layout-name="Master1-PPL2" draw:id="Slide-258">
        <draw:frame draw:id="id211" presentation:style-name="a810" draw:name="Título 1" svg:x="1.24826in" svg:y="0.07893in" svg:width="10.83333in" svg:height="1.09812in" presentation:class="title" presentation:placeholder="false">
          <draw:text-box>
            <text:p text:style-name="a809" text:class-names="" text:cond-style-name=""><text:span text:style-name="a808" text:class-names="">somatório</text:span></text:p>
          </draw:text-box>
          <svg:title/>
          <svg:desc/>
        </draw:frame>
        <draw:frame draw:id="id212" presentation:style-name="a858" draw:name="Espaço Reservado para Conteúdo 2" svg:x="0.76084in" svg:y="1.18649in" svg:width="11.80817in" svg:height="5.82295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1" text:class-names="">T(n) = 1 * (</text:span><text:span text:style-name="a812" text:class-names="">somatorio</text:span><text:span text:style-name="a813" text:class-names="">(Σ ) de i=1 até n - 2)*(<text:s text:c="1"/></text:span><text:span text:style-name="a814" text:class-names="">somatorio</text:span><text:span text:style-name="a815" text:class-names="">(Σ ) de j=i+1 até n)*(</text:span><text:span text:style-name="a816" text:class-names="">somatorio</text:span><text:span text:style-name="a817" text:class-names="">(Σ ) de k=1 até j)*1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3" text:class-names="">1 * (</text:span><text:span text:style-name="a824" text:class-names="">somatorio</text:span><text:span text:style-name="a825" text:class-names="">(Σ ) de i=1 até n - 2)*(<text:s text:c="1"/></text:span><text:span text:style-name="a826" text:class-names="">somatorio</text:span><text:span text:style-name="a827" text:class-names="">(Σ ) de j=i+1 até n)* j</text:span></text:p>
              </text:list-item>
            </text:list>
            <text:list text:style-name="a837">
              <text:list-item>
                <text:p text:style-name="a836" text:class-names="" text:cond-style-name=""><text:span text:style-name="a830" text:class-names="">1 * (</text:span><text:span text:style-name="a831" text:class-names="">somatorio</text:span><text:span text:style-name="a832" text:class-names="">(Σ ) de i=1 até n – 2)*(n^2 +<text:s text:c="1"/></text:span><text:span text:style-name="a833" text:class-names="">ni</text:span><text:span text:style-name="a834" text:class-names=""><text:s text:c="1"/>+ n)/2</text:span><text:span text:style-name="a835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38" text:class-names="">1* (</text:span><text:span text:style-name="a839" text:class-names="">somatorio</text:span><text:span text:style-name="a840" text:class-names="">(Σ ) de i=1 até n – 2)*(n^2)/2 + (</text:span><text:span text:style-name="a841" text:class-names="">somatorio</text:span><text:span text:style-name="a842" text:class-names="">(Σ ) de i=1 até n – 2)*(</text:span><text:span text:style-name="a843" text:class-names="">ni</text:span><text:span text:style-name="a844" text:class-names="">)/2</text:span></text:p>
              </text:list-item>
            </text:list>
            <text:list text:style-name="a851">
              <text:list-item>
                <text:p text:style-name="a850" text:class-names="" text:cond-style-name=""><text:span text:style-name="a847" text:class-names="">  + (</text:span><text:span text:style-name="a848" text:class-names="">somatorio</text:span><text:span text:style-name="a849" text:class-names="">(Σ ) de i=1 até n – 2)*(n/2)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1* (n-2)*(n^2)/2 + (n^3 – 2n^2 + 2n) /4 + (n-2)*n/2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(3n^3)/4 - (4n^2)/4 - (2n)/4              complexidade O(n^3)</text:span></text:p>
              </text:list-item>
            </text:list>
          </draw:text-box>
          <svg:title/>
          <svg:desc/>
        </draw:frame>
      </draw:page>
      <draw:page draw:name="Slide4" draw:style-name="a860" draw:master-page-name="Master1-Layout2-obj-Title-and-Content" presentation:presentation-page-layout-name="Master1-PPL2" draw:id="Slide-259">
        <draw:frame draw:id="id213" presentation:style-name="a863" draw:name="Título 1" svg:x="1.24826in" svg:y="0.11038in" svg:width="10.83333in" svg:height="1.06667in" presentation:class="title" presentation:placeholder="false">
          <draw:text-box>
            <text:p text:style-name="a862" text:class-names="" text:cond-style-name=""><text:span text:style-name="a861" text:class-names="">complexidade big o</text:span></text:p>
          </draw:text-box>
          <svg:title/>
          <svg:desc/>
        </draw:frame>
        <draw:frame draw:id="id214" presentation:style-name="a892" draw:name="Espaço Reservado para Conteúdo 2" svg:x="1.24826in" svg:y="1.07642in" svg:width="10.83333in" svg:height="5.25691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4" text:class-names="">(3n^3)/4 - (4n^2)/4 - (2n)/4 </text:span><text:span text:style-name="a865" text:class-names=""> = O(n^3)</text:span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(3n^3) - (4n^2) - (2n) </text:span><text:span text:style-name="a869" text:class-names=""> = O(n^3)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(3n^3) - (4n^2) - (2n)  &lt;= C*n^3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((3n^3) - (4n^2) - (2n))/n^3 &lt;= C</text:span></text:p>
              </text:list-item>
            </text:list>
            <text:list text:style-name="a881">
              <text:list-item>
                <text:p text:style-name="a880" text:class-names="" text:cond-style-name=""><text:span text:style-name="a878" text:class-names="">C &gt;= 3 – 4/n  - 2/n</text:span><text:span text:style-name="a879" text:class-names="">^2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Para n&gt;=4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3*64 – 4*16 – 2*4  &lt;= (3 – 4/4  - 2/16)*64</text:span></text:p>
              </text:list-item>
            </text:list>
            <text:list text:style-name="a891">
              <text:list-item>
                <text:p text:style-name="a890" text:class-names="" text:cond-style-name=""><text:span text:style-name="a888" text:class-names="">120 &lt;= 120<text:s text:c="1"/></text:span><text:span text:style-name="a889" text:class-names="">é válido!!!</text:span></text:p>
              </text:list-item>
            </text:list>
          </draw:text-box>
          <svg:title/>
          <svg:desc/>
        </draw:frame>
      </draw:page>
      <draw:page draw:name="Slide5" draw:style-name="a894" draw:master-page-name="Master1-Layout2-obj-Title-and-Content" presentation:presentation-page-layout-name="Master1-PPL2" draw:id="Slide-260">
        <draw:frame draw:id="id215" presentation:style-name="a899" draw:name="Espaço Reservado para Conteúdo 2" svg:x="1.24826in" svg:y="2.55441in" svg:width="10.83333in" svg:height="1.5305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5" text:class-names="">Por aqui é isso obrigado pela atenção!</text:span><text:span text:style-name="a8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0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212" draw:style="linear" draw:angle="0" draw:start-color="#82ffff" draw:end-color="#3d97de" draw:start-intensity="100%" draw:end-intensity="100%"/>
    <draw:gradient draw:name="a53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55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54" draw:style="linear" draw:angle="0" draw:start-color="#82ffff" draw:end-color="#3d97de" draw:start-intensity="100%" draw:end-intensity="10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60" draw:style="linear" draw:angle="0" draw:start-color="#82ffff" draw:end-color="#3d97de" draw:start-intensity="100%" draw:end-intensity="100%"/>
    <draw:gradient draw:name="a162" draw:style="linear" draw:angle="0" draw:start-color="#82ffff" draw:end-color="#3d97de" draw:start-intensity="100%" draw:end-intensity="100%"/>
    <draw:gradient draw:name="a164" draw:style="linear" draw:angle="0" draw:start-color="#82ffff" draw:end-color="#3d97de" draw:start-intensity="100%" draw:end-intensity="100%"/>
    <draw:gradient draw:name="a166" draw:style="linear" draw:angle="0" draw:start-color="#82ffff" draw:end-color="#3d97de" draw:start-intensity="100%" draw:end-intensity="100%"/>
    <draw:gradient draw:name="a16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70" draw:style="linear" draw:angle="0" draw:start-color="#82ffff" draw:end-color="#3d97de" draw:start-intensity="100%" draw:end-intensity="100%"/>
    <draw:gradient draw:name="a172" draw:style="linear" draw:angle="0" draw:start-color="#82ffff" draw:end-color="#3d97de" draw:start-intensity="100%" draw:end-intensity="100%"/>
    <draw:gradient draw:name="a174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33" draw:style="linear" draw:angle="0" draw:start-color="#82ffff" draw:end-color="#3d97de" draw:start-intensity="80%" draw:end-intensity="60%"/>
    <draw:gradient draw:name="a81" draw:style="linear" draw:angle="0" draw:start-color="#82ffff" draw:end-color="#3d97de" draw:start-intensity="100%" draw:end-intensity="100%"/>
    <draw:gradient draw:name="a35" draw:style="linear" draw:angle="0" draw:start-color="#82ffff" draw:end-color="#3d97de" draw:start-intensity="80%" draw:end-intensity="60%"/>
    <draw:gradient draw:name="a83" draw:style="linear" draw:angle="0" draw:start-color="#82ffff" draw:end-color="#3d97de" draw:start-intensity="100%" draw:end-intensity="100%"/>
    <draw:gradient draw:name="a37" draw:style="linear" draw:angle="0" draw:start-color="#82ffff" draw:end-color="#3d97de" draw:start-intensity="80%" draw:end-intensity="60%"/>
    <draw:gradient draw:name="a85" draw:style="linear" draw:angle="0" draw:start-color="#82ffff" draw:end-color="#3d97de" draw:start-intensity="100%" draw:end-intensity="100%"/>
    <draw:gradient draw:name="a39" draw:style="linear" draw:angle="0" draw:start-color="#82ffff" draw:end-color="#3d97de" draw:start-intensity="80%" draw:end-intensity="60%"/>
    <draw:gradient draw:name="a87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41" draw:style="linear" draw:angle="0" draw:start-color="#82ffff" draw:end-color="#3d97de" draw:start-intensity="80%" draw:end-intensity="60%"/>
    <draw:gradient draw:name="a200" draw:style="linear" draw:angle="0" draw:start-color="#82ffff" draw:end-color="#3d97de" draw:start-intensity="100%" draw:end-intensity="100%"/>
    <draw:gradient draw:name="a43" draw:style="linear" draw:angle="0" draw:start-color="#82ffff" draw:end-color="#3d97de" draw:start-intensity="80%" draw:end-intensity="60%"/>
    <draw:gradient draw:name="a202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45" draw:style="linear" draw:angle="0" draw:start-color="#82ffff" draw:end-color="#3d97de" draw:start-intensity="80%" draw:end-intensity="60%"/>
    <draw:gradient draw:name="a204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47" draw:style="linear" draw:angle="0" draw:start-color="#82ffff" draw:end-color="#3d97de" draw:start-intensity="80%" draw:end-intensity="60%"/>
    <draw:gradient draw:name="a206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49" draw:style="linear" draw:angle="0" draw:start-color="#82ffff" draw:end-color="#3d97de" draw:start-intensity="80%" draw:end-intensity="60%"/>
    <draw:gradient draw:name="a208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fill-image draw:name="a530" xlink:href="media/image1.png" xlink:show="embed" xlink:actuate="onLoad"/>
    <draw:fill-image draw:name="a0" xlink:href="media/image1.png" xlink:show="embed" xlink:actuate="onLoad"/>
    <draw:fill-image draw:name="a269" xlink:href="media/image1.png" xlink:show="embed" xlink:actuate="onLoad"/>
    <draw:fill-image draw:name="a672" xlink:href="media/image1.png" xlink:show="embed" xlink:actuate="onLoad"/>
    <draw:fill-image draw:name="a339" xlink:href="media/image1.png" xlink:show="embed" xlink:actuate="onLoad"/>
    <draw:fill-image draw:name="a859" xlink:href="media/image1.png" xlink:show="embed" xlink:actuate="onLoad"/>
    <draw:fill-image draw:name="a413" xlink:href="media/image1.png" xlink:show="embed" xlink:actuate="onLoad"/>
    <draw:fill-image draw:name="a289" xlink:href="media/image1.png" xlink:show="embed" xlink:actuate="onLoad"/>
    <draw:fill-image draw:name="a486" xlink:href="media/image1.png" xlink:show="embed" xlink:actuate="onLoad"/>
    <draw:fill-image draw:name="a738" xlink:href="media/image1.png" xlink:show="embed" xlink:actuate="onLoad"/>
    <draw:fill-image draw:name="a560" xlink:href="media/image1.png" xlink:show="embed" xlink:actuate="onLoad"/>
    <draw:fill-image draw:name="a620" xlink:href="media/image1.png" xlink:show="embed" xlink:actuate="onLoad"/>
    <draw:fill-image draw:name="a806" xlink:href="media/image1.png" xlink:show="embed" xlink:actuate="onLoad"/>
    <draw:fill-image draw:name="a425" xlink:href="media/image1.png" xlink:show="embed" xlink:actuate="onLoad"/>
    <draw:fill-image draw:name="a754" xlink:href="media/image1.png" xlink:show="embed" xlink:actuate="onLoad"/>
    <draw:fill-image draw:name="a236" xlink:href="media/image1.png" xlink:show="embed" xlink:actuate="onLoad"/>
    <draw:fill-image draw:name="a893" xlink:href="media/image1.png" xlink:show="embed" xlink:actuate="onLoad"/>
    <draw:fill-image draw:name="a107" xlink:href="media/image1.png" xlink:show="embed" xlink:actuate="onLoad"/>
    <draw:fill-image draw:name="a580" xlink:href="media/image1.png" xlink:show="embed" xlink:actuate="onLoad"/>
    <draw:fill-image draw:name="a510" xlink:href="media/image1.png" xlink:show="embed" xlink:actuate="onLoad"/>
    <draw:fill-image draw:name="a705" xlink:href="media/image1.png" xlink:show="embed" xlink:actuate="onLoad"/>
    <draw:fill-image draw:name="a462" xlink:href="media/image1.png" xlink:show="embed" xlink:actuate="onLoad"/>
    <draw:fill-image draw:name="a397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draw:fill="gradient" draw:fill-gradient-name="a77" draw:stroke="non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03">
      <style:graphic-properties draw:fill="gradient" draw:fill-gradient-name="a202" draw:stroke="non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">
      <style:graphic-properties draw:fill="gradient" draw:fill-gradient-name="a206" draw:stroke="none"/>
    </style:style>
    <style:style style:family="text" style:name="a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gradient" draw:fill-gradient-name="a208" draw:stroke="non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gradient" draw:fill-gradient-name="a79" draw:stroke="non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draw:fill="gradient" draw:fill-gradient-name="a81" draw:stroke="non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draw:fill="gradient" draw:fill-gradient-name="a83" draw:stroke="none"/>
    </style:style>
    <style:style style:family="graphic" style:name="a100">
      <style:graphic-properties draw:fill="gradient" draw:fill-gradient-name="a99" draw:stroke="none"/>
    </style:style>
    <style:style style:family="drawing-page" style:name="a531">
      <style:drawing-page-properties draw:fill="bitmap" draw:fill-image-name="a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draw:fill="gradient" draw:fill-gradient-name="a85" draw:stroke="none"/>
    </style:style>
    <style:style style:family="text" style:name="a5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gradient" draw:fill-gradient-name="a101" draw:stroke="non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gradient" draw:fill-gradient-name="a87" draw:stroke="non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gradient" draw:fill-gradient-name="a105" draw:stroke="none"/>
    </style:style>
    <style:style style:family="paragraph" style:name="a5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">
      <style:graphic-properties draw:fill="gradient" draw:fill-gradient-name="a210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6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15">
      <style:graphic-properties draw:fill="gradient" draw:fill-gradient-name="a214" draw:stroke="non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draw:fill="gradient" draw:fill-gradient-name="a216" draw:stroke="non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9">
      <style:graphic-properties draw:fill="gradient" draw:fill-gradient-name="a218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gradient" draw:fill-gradient-name="a89" draw:stroke="non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gradient" draw:fill-gradient-name="a93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gradient" draw:fill-gradient-name="a95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">
      <style:graphic-properties draw:fill="gradient" draw:fill-gradient-name="a97" draw:stroke="non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draw:fill="gradient" draw:fill-gradient-name="a222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paragraph" style:name="a6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27">
      <style:graphic-properties draw:fill="gradient" draw:fill-gradient-name="a226" draw:stroke="non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gradient" draw:fill-gradient-name="a228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gradient" draw:fill-gradient-name="a128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bitmap" draw:fill-image-name="a3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bitmap" draw:fill-image-name="a5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>
      <style:graphic-properties draw:fill="gradient" draw:fill-gradient-name="a130" draw:stroke="none"/>
    </style:style>
    <style:style style:family="text" style:name="a5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gradient" draw:fill-gradient-name="a132" draw:stroke="non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">
      <style:graphic-properties draw:fill="gradient" draw:fill-gradient-name="a134" draw:stroke="non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gradient" draw:fill-gradient-name="a136" draw:stroke="non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bitmap" draw:fill-image-name="a6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bitmap" draw:fill-image-name="a4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gradient" draw:fill-gradient-name="a140" draw:stroke="non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>
      <style:graphic-properties draw:fill="gradient" draw:fill-gradient-name="a142" draw:stroke="non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draw:fill="gradient" draw:fill-gradient-name="a144" draw:stroke="non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paragraph" style:name="a2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bitmap" draw:fill-image-name="a5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">
      <style:graphic-properties draw:fill="gradient" draw:fill-gradient-name="a150" draw:stroke="none"/>
    </style:style>
    <style:style style:family="text" style:name="a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draw:fill="gradient" draw:fill-gradient-name="a158" draw:stroke="non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bitmap" draw:fill-image-name="a4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gradient" draw:fill-gradient-name="a164" draw:stroke="non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">
      <style:graphic-properties draw:fill="gradient" draw:fill-gradient-name="a166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bitmap" draw:fill-image-name="a2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draw:fill="gradient" draw:fill-gradient-name="a168" draw:stroke="none"/>
    </style:style>
    <style:style style:family="text" style:name="a2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">
      <style:graphic-properties draw:fill="gradient" draw:fill-gradient-name="a170" draw:stroke="none"/>
    </style:style>
    <style:style style:family="graphic" style:name="a173">
      <style:graphic-properties draw:fill="gradient" draw:fill-gradient-name="a172" draw:stroke="none"/>
    </style:style>
    <style:style style:family="graphic" style:name="a175">
      <style:graphic-properties draw:fill="gradient" draw:fill-gradient-name="a174" draw:stroke="none"/>
    </style:style>
    <style:style style:family="graphic" style:name="a177">
      <style:graphic-properties draw:fill="gradient" draw:fill-gradient-name="a176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">
      <style:graphic-properties draw:fill="gradient" draw:fill-gradient-name="a180" draw:stroke="none"/>
    </style:style>
    <style:style style:family="graphic" style:name="a183">
      <style:graphic-properties draw:fill="gradient" draw:fill-gradient-name="a182" draw:stroke="none"/>
    </style:style>
    <style:style style:family="graphic" style:name="a185">
      <style:graphic-properties draw:fill="gradient" draw:fill-gradient-name="a184" draw:stroke="none"/>
    </style:style>
    <style:style style:family="graphic" style:name="a187">
      <style:graphic-properties draw:fill="gradient" draw:fill-gradient-name="a186" draw:stroke="none"/>
    </style:style>
    <style:style style:family="drawing-page" style:name="a290">
      <style:drawing-page-properties draw:fill="bitmap" draw:fill-image-name="a2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">
      <style:graphic-properties draw:fill="gradient" draw:fill-gradient-name="a188" draw:stroke="non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draw:fill="gradient" draw:fill-gradient-name="a190" draw:stroke="none"/>
    </style:style>
    <style:style style:family="graphic" style:name="a193">
      <style:graphic-properties draw:fill="gradient" draw:fill-gradient-name="a192" draw:stroke="none"/>
    </style:style>
    <style:style style:family="graphic" style:name="a195">
      <style:graphic-properties draw:fill="gradient" draw:fill-gradient-name="a194" draw:stroke="none"/>
    </style:style>
    <style:style style:family="graphic" style:name="a197">
      <style:graphic-properties draw:fill="gradient" draw:fill-gradient-name="a196" draw:stroke="none"/>
    </style:style>
    <style:style style:family="graphic" style:name="a199">
      <style:graphic-properties draw:fill="gradient" draw:fill-gradient-name="a19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graphic" style:name="a36">
      <style:graphic-properties draw:fill="gradient" draw:fill-gradient-name="a35" draw:stroke="none"/>
    </style:style>
    <style:style style:family="graphic" style:name="a38">
      <style:graphic-properties draw:fill="gradient" draw:fill-gradient-name="a37" draw:stroke="non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bitmap" draw:fill-image-name="a7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gradient" draw:fill-gradient-name="a39" draw:stroke="none"/>
    </style:style>
    <style:style style:family="graphic" style:name="a42">
      <style:graphic-properties draw:fill="gradient" draw:fill-gradient-name="a41" draw:stroke="none"/>
    </style:style>
    <style:style style:family="graphic" style:name="a44">
      <style:graphic-properties draw:fill="gradient" draw:fill-gradient-name="a43" draw:stroke="none"/>
    </style:style>
    <style:style style:family="graphic" style:name="a46">
      <style:graphic-properties draw:fill="gradient" draw:fill-gradient-name="a45" draw:stroke="none"/>
    </style:style>
    <style:style style:family="graphic" style:name="a48">
      <style:graphic-properties draw:fill="gradient" draw:fill-gradient-name="a4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gradient" draw:fill-gradient-name="a49" draw:stroke="none"/>
    </style:style>
    <style:style style:family="graphic" style:name="a52">
      <style:graphic-properties draw:fill="gradient" draw:fill-gradient-name="a51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gradient" draw:fill-gradient-name="a59" draw:stroke="non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gradient" draw:fill-gradient-name="a61" draw:stroke="non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bitmap" draw:fill-image-name="a6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bitmap" draw:fill-image-name="a4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gradient" draw:fill-gradient-name="a69" draw:stroke="non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gradient" draw:fill-gradient-name="a71" draw:stroke="non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gradient" draw:fill-gradient-name="a73" draw:stroke="none"/>
    </style: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2/202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1/2/202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presentation:style-name="a241" draw:name="Title 1" svg:x="1.24826in" svg:y="0.67642in" svg:width="10.83333in" svg:height="1.61698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108" draw:layer="Master1-bg" presentation:style-name="a258" draw:name="Content Placeholder 2" svg:x="1.24826in" svg:y="2.46007in" svg:width="10.83333in" svg:height="3.87327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262" draw:name="Date Placeholder 3" svg:x="8.15499in" svg:y="6.43403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11/2/2020</text:date></text:span></text:p>
        </draw:text-box>
        <svg:title/>
        <svg:desc/>
      </draw:frame>
      <draw:frame draw:id="id110" presentation:style-name="a265" draw:name="Footer Placeholder 4" svg:x="1.24826in" svg:y="6.43403in" svg:width="6.82339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111" presentation:style-name="a268" draw:name="Slide Number Placeholder 5" svg:x="11.23832in" svg:y="6.43403in" svg:width="0.84327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270">
      <draw:frame draw:id="id112" draw:layer="Master1-bg" presentation:style-name="a274" draw:name="Title 1" svg:x="1.24826in" svg:y="1.55208in" svg:width="10.83333in" svg:height="3.1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113" draw:layer="Master1-bg" presentation:style-name="a278" draw:name="Text Placeholder 2" svg:x="1.24826in" svg:y="4.83854in" svg:width="10.83333in" svg:height="1.50347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114" presentation:style-name="a282" draw:name="Date Placeholder 3" svg:x="8.15499in" svg:y="6.43403in" svg:width="3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1/2/2020</text:date></text:span></text:p>
        </draw:text-box>
        <svg:title/>
        <svg:desc/>
      </draw:frame>
      <draw:frame draw:id="id115" presentation:style-name="a285" draw:name="Footer Placeholder 4" svg:x="1.24826in" svg:y="6.43403in" svg:width="6.82339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116" presentation:style-name="a288" draw:name="Slide Number Placeholder 5" svg:x="11.23832in" svg:y="6.43403in" svg:width="0.84327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290">
      <draw:frame draw:id="id117" draw:layer="Master1-bg" presentation:style-name="a294" draw:name="Title 1" svg:x="1.24826in" svg:y="0.67642in" svg:width="10.83333in" svg:height="1.61698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118" draw:layer="Master1-bg" presentation:style-name="a311" draw:name="Content Placeholder 2" svg:x="1.24826in" svg:y="2.46007in" svg:width="5.33507in" svg:height="3.87327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Fifth level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328" draw:name="Content Placeholder 3" svg:x="6.75in" svg:y="2.46007in" svg:width="5.3316in" svg:height="3.8732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Fifth le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332" draw:name="Date Placeholder 4" svg:x="8.15499in" svg:y="6.43403in" svg:width="3in" svg:height="0.39931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1/2/2020</text:date></text:span></text:p>
        </draw:text-box>
        <svg:title/>
        <svg:desc/>
      </draw:frame>
      <draw:frame draw:id="id121" presentation:style-name="a335" draw:name="Footer Placeholder 5" svg:x="1.24826in" svg:y="6.43403in" svg:width="6.82339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122" presentation:style-name="a338" draw:name="Slide Number Placeholder 6" svg:x="11.23832in" svg:y="6.43403in" svg:width="0.84327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340">
      <draw:frame draw:id="id123" draw:layer="Master1-bg" presentation:style-name="a344" draw:name="Title 1" svg:x="1.24826in" svg:y="0.67708in" svg:width="10.83333in" svg:height="1.61632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124" draw:layer="Master1-bg" presentation:style-name="a348" draw:name="Text Placeholder 2" svg:x="1.49827in" svg:y="2.46007in" svg:width="5.08506in" svg:height="0.9010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125" presentation:style-name="a365" draw:name="Content Placeholder 3" svg:x="1.24826in" svg:y="3.36111in" svg:width="5.33507in" svg:height="2.97222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369" draw:name="Text Placeholder 4" svg:x="7.00001in" svg:y="2.46007in" svg:width="5.08159in" svg:height="0.90104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</draw:text-box>
        <svg:title/>
        <svg:desc/>
      </draw:frame>
      <draw:frame draw:id="id127" presentation:style-name="a386" draw:name="Content Placeholder 5" svg:x="6.75in" svg:y="3.36111in" svg:width="5.33159in" svg:height="2.97222in" presentation:class="object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2" text:class-names="">Fifth level</text:span><text:span text:style-name="a3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390" draw:name="Date Placeholder 6" svg:x="8.15499in" svg:y="6.43403in" svg:width="3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1/2/2020</text:date></text:span></text:p>
        </draw:text-box>
        <svg:title/>
        <svg:desc/>
      </draw:frame>
      <draw:frame draw:id="id129" presentation:style-name="a393" draw:name="Footer Placeholder 7" svg:x="1.24826in" svg:y="6.43403in" svg:width="6.82339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30" presentation:style-name="a396" draw:name="Slide Number Placeholder 8" svg:x="11.23832in" svg:y="6.43403in" svg:width="0.84327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98">
      <draw:frame draw:id="id131" draw:layer="Master1-bg" presentation:style-name="a402" draw:name="Title 1" svg:x="1.24826in" svg:y="0.67642in" svg:width="10.83333in" svg:height="1.61698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132" draw:layer="Master1-bg" presentation:style-name="a406" draw:name="Date Placeholder 2" svg:x="8.15499in" svg:y="6.43403in" svg:width="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1/2/2020</text:date></text:span></text:p>
        </draw:text-box>
        <svg:title/>
        <svg:desc/>
      </draw:frame>
      <draw:frame draw:id="id133" presentation:style-name="a409" draw:name="Footer Placeholder 3" svg:x="1.24826in" svg:y="6.43403in" svg:width="6.82339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34" presentation:style-name="a412" draw:name="Slide Number Placeholder 4" svg:x="11.23832in" svg:y="6.43403in" svg:width="0.84327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7-blank-Blank" style:page-layout-name="pageLayout1" draw:style-name="a414">
      <draw:frame draw:id="id135" draw:layer="Master1-bg" presentation:style-name="a418" draw:name="Date Placeholder 1" svg:x="8.15499in" svg:y="6.43403in" svg:width="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1/2/2020</text:date></text:span></text:p>
        </draw:text-box>
        <svg:title/>
        <svg:desc/>
      </draw:frame>
      <draw:frame draw:id="id136" draw:layer="Master1-bg" presentation:style-name="a421" draw:name="Footer Placeholder 2" svg:x="1.24826in" svg:y="6.43403in" svg:width="6.82339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37" presentation:style-name="a424" draw:name="Slide Number Placeholder 3" svg:x="11.23832in" svg:y="6.43403in" svg:width="0.84327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26">
      <draw:frame draw:id="id138" draw:layer="Master1-bg" presentation:style-name="a430" draw:name="Title 1" svg:x="1.25405in" svg:y="0.66667in" svg:width="4.21701in" svg:height="1.7934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139" draw:layer="Master1-bg" presentation:style-name="a447" draw:name="Content Placeholder 2" svg:x="5.63889in" svg:y="0.64815in" svg:width="6.4427in" svg:height="5.68519in" presentation:class="object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Second level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Fifth level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51" draw:name="Text Placeholder 3" svg:x="1.25405in" svg:y="2.46007in" svg:width="4.21701in" svg:height="3.87327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41" presentation:style-name="a455" draw:name="Date Placeholder 4" svg:x="8.15499in" svg:y="6.43403in" svg:width="3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1/2/2020</text:date></text:span></text:p>
        </draw:text-box>
        <svg:title/>
        <svg:desc/>
      </draw:frame>
      <draw:frame draw:id="id142" presentation:style-name="a458" draw:name="Footer Placeholder 5" svg:x="1.24826in" svg:y="6.43403in" svg:width="6.82339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3" presentation:style-name="a461" draw:name="Slide Number Placeholder 6" svg:x="11.23832in" svg:y="6.43403in" svg:width="0.84327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63">
      <draw:frame draw:id="id144" draw:layer="Master1-bg" presentation:style-name="a467" draw:name="Title 1" svg:x="1.24826in" svg:y="0.66667in" svg:width="6.49006in" svg:height="1.7934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5" draw:layer="Master1-bg" presentation:style-name="a471" draw:name="Picture Placeholder 2" svg:x="8.07165in" svg:y="0.66667in" svg:width="4.00994in" svg:height="5.66667in" presentation:class="graphic" presentation:placeholder="false">
        <draw:text-box>
          <text:p text:style-name="a470" text:class-names="" text:cond-style-name=""><text:span text:style-name="a468" text:class-names="">Click icon to add picture</text:span><text:span text:style-name="a469" text:class-names=""/></text:p>
        </draw:text-box>
        <svg:title/>
        <svg:desc/>
      </draw:frame>
      <draw:frame draw:id="id146" presentation:style-name="a475" draw:name="Text Placeholder 3" svg:x="1.24826in" svg:y="2.46007in" svg:width="6.49006in" svg:height="3.87327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7" presentation:style-name="a479" draw:name="Date Placeholder 4" svg:x="8.15499in" svg:y="6.43403in" svg:width="3in" svg:height="0.39931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/2/2020</text:date></text:span></text:p>
        </draw:text-box>
        <svg:title/>
        <svg:desc/>
      </draw:frame>
      <draw:frame draw:id="id148" presentation:style-name="a482" draw:name="Footer Placeholder 5" svg:x="1.24826in" svg:y="6.43403in" svg:width="6.82339in" svg:height="0.39931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149" presentation:style-name="a485" draw:name="Slide Number Placeholder 6" svg:x="11.23832in" svg:y="6.43403in" svg:width="0.84327in" svg:height="0.39931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487">
      <draw:frame draw:id="id150" draw:layer="Master1-bg" presentation:style-name="a491" draw:name="Title 1" svg:x="1.24826in" svg:y="4.70764in" svg:width="10.84028in" svg:height="0.89606in" presentation:class="title" presentation:placeholder="false">
        <draw:text-box>
          <text:p text:style-name="a490" text:class-names="" text:cond-style-name=""><text:span text:style-name="a488" text:class-names="">Click to edit Master title style</text:span><text:span text:style-name="a489" text:class-names=""/></text:p>
        </draw:text-box>
        <svg:title/>
        <svg:desc/>
      </draw:frame>
      <draw:frame draw:id="id151" draw:layer="Master1-bg" presentation:style-name="a495" draw:name="Picture Placeholder 2" svg:x="1.24826in" svg:y="0.6632in" svg:width="10.84028in" svg:height="3.60868in" presentation:class="graphic" presentation:placeholder="false">
        <draw:text-box>
          <text:p text:style-name="a494" text:class-names="" text:cond-style-name=""><text:span text:style-name="a492" text:class-names="">Click icon to add picture</text:span><text:span text:style-name="a493" text:class-names=""/></text:p>
        </draw:text-box>
        <svg:title/>
        <svg:desc/>
      </draw:frame>
      <draw:frame draw:id="id152" presentation:style-name="a499" draw:name="Text Placeholder 3" svg:x="1.24821in" svg:y="5.6037in" svg:width="10.83865in" svg:height="0.74636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153" presentation:style-name="a503" draw:name="Date Placeholder 4" svg:x="8.15499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11/2/2020</text:date></text:span></text:p>
        </draw:text-box>
        <svg:title/>
        <svg:desc/>
      </draw:frame>
      <draw:frame draw:id="id154" presentation:style-name="a506" draw:name="Footer Placeholder 5" svg:x="1.24826in" svg:y="6.43403in" svg:width="6.82339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55" presentation:style-name="a509" draw:name="Slide Number Placeholder 6" svg:x="11.23832in" svg:y="6.43403in" svg:width="0.84327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511">
      <draw:frame draw:id="id156" draw:layer="Master1-bg" presentation:style-name="a515" draw:name="Title 1" svg:x="1.24831in" svg:y="0.66667in" svg:width="10.83328in" svg:height="3.75in" presentation:class="title" presentation:placeholder="false">
        <draw:text-box>
          <text:p text:style-name="a514" text:class-names="" text:cond-style-name=""><text:span text:style-name="a512" text:class-names="">Click to edit Master title style</text:span><text:span text:style-name="a513" text:class-names=""/></text:p>
        </draw:text-box>
        <svg:title/>
        <svg:desc/>
      </draw:frame>
      <draw:frame draw:id="id157" draw:layer="Master1-bg" presentation:style-name="a519" draw:name="Text Placeholder 3" svg:x="1.24826in" svg:y="4.83333in" svg:width="10.83165in" svg:height="1.5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</draw:text-box>
        <svg:title/>
        <svg:desc/>
      </draw:frame>
      <draw:frame draw:id="id158" presentation:style-name="a523" draw:name="Date Placeholder 4" svg:x="8.15499in" svg:y="6.43403in" svg:width="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11/2/2020</text:date></text:span></text:p>
        </draw:text-box>
        <svg:title/>
        <svg:desc/>
      </draw:frame>
      <draw:frame draw:id="id159" presentation:style-name="a526" draw:name="Footer Placeholder 5" svg:x="1.24826in" svg:y="6.43403in" svg:width="6.82339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60" presentation:style-name="a529" draw:name="Slide Number Placeholder 6" svg:x="11.23832in" svg:y="6.43403in" svg:width="0.84327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531">
      <draw:frame draw:id="id161" draw:layer="Master1-bg" presentation:style-name="a535" draw:name="Title 1" svg:x="1.5816in" svg:y="0.66667in" svg:width="10.17361in" svg:height="3.00572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2" draw:layer="Master1-bg" presentation:style-name="a539" draw:name="Text Placeholder 3" svg:x="1.88172in" svg:y="3.68062in" svg:width="9.57163in" svg:height="0.60036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3" presentation:style-name="a543" draw:name="Text Placeholder 3" svg:x="1.24826in" svg:y="4.71338in" svg:width="10.83334in" svg:height="1.62893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64" presentation:style-name="a547" draw:name="Date Placeholder 4" svg:x="8.15499in" svg:y="6.43403in" svg:width="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11/2/2020</text:date></text:span></text:p>
        </draw:text-box>
        <svg:title/>
        <svg:desc/>
      </draw:frame>
      <draw:frame draw:id="id165" presentation:style-name="a550" draw:name="Footer Placeholder 5" svg:x="1.24826in" svg:y="6.43403in" svg:width="6.82339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166" presentation:style-name="a553" draw:name="Slide Number Placeholder 6" svg:x="11.23832in" svg:y="6.43403in" svg:width="0.84327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>‹nº›</text:page-number></text:span></text:p>
        </draw:text-box>
        <svg:title/>
        <svg:desc/>
      </draw:frame>
      <draw:frame draw:id="id167" draw:style-name="a556" draw:name="TextBox 59" svg:x="0.98809in" svg:y="0.80096in" svg:width="0.66667in" svg:height="0.63952in">
        <draw:text-box>
          <text:p text:style-name="a555" text:class-names="" text:cond-style-name=""><text:span text:style-name="a554" text:class-names="">“</text:span></text:p>
        </draw:text-box>
        <svg:title/>
        <svg:desc/>
      </draw:frame>
      <draw:frame draw:id="id168" draw:style-name="a559" draw:name="TextBox 60" svg:x="11.52381in" svg:y="3.02381in" svg:width="0.66667in" svg:height="0.63952in">
        <draw:text-box>
          <text:p text:style-name="a558" text:class-names="" text:cond-style-name=""><text:span text:style-name="a55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61">
      <draw:frame draw:id="id169" draw:layer="Master1-bg" presentation:style-name="a565" draw:name="Title 1" svg:x="1.24826in" svg:y="2.33382in" svg:width="10.83333in" svg:height="2.74698in" presentation:class="title" presentation:placeholder="false">
        <draw:text-box>
          <text:p text:style-name="a564" text:class-names="" text:cond-style-name=""><text:span text:style-name="a562" text:class-names="">Click to edit Master title style</text:span><text:span text:style-name="a563" text:class-names=""/></text:p>
        </draw:text-box>
        <svg:title/>
        <svg:desc/>
      </draw:frame>
      <draw:frame draw:id="id170" draw:layer="Master1-bg" presentation:style-name="a569" draw:name="Text Placeholder 3" svg:x="1.24821in" svg:y="5.09367in" svg:width="10.8317in" svg:height="1.24742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</draw:text-box>
        <svg:title/>
        <svg:desc/>
      </draw:frame>
      <draw:frame draw:id="id171" presentation:style-name="a573" draw:name="Date Placeholder 4" svg:x="8.15499in" svg:y="6.43403in" svg:width="3in" svg:height="0.39931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1/2/2020</text:date></text:span></text:p>
        </draw:text-box>
        <svg:title/>
        <svg:desc/>
      </draw:frame>
      <draw:frame draw:id="id172" presentation:style-name="a576" draw:name="Footer Placeholder 5" svg:x="1.24826in" svg:y="6.43403in" svg:width="6.82339in" svg:height="0.39931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3" presentation:style-name="a579" draw:name="Slide Number Placeholder 6" svg:x="11.23832in" svg:y="6.43403in" svg:width="0.84327in" svg:height="0.39931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4-cust-3-Column" style:page-layout-name="pageLayout1" draw:style-name="a581">
      <draw:frame draw:id="id174" draw:layer="Master1-bg" presentation:style-name="a585" draw:name="Title 1" svg:x="1.24826in" svg:y="0.66667in" svg:width="10.83333in" svg:height="2.08333in" presentation:class="title" presentation:placeholder="false">
        <draw:text-box>
          <text:p text:style-name="a584" text:class-names="" text:cond-style-name=""><text:span text:style-name="a582" text:class-names="">Click to edit Master title style</text:span><text:span text:style-name="a583" text:class-names=""/></text:p>
        </draw:text-box>
        <svg:title/>
        <svg:desc/>
      </draw:frame>
      <draw:frame draw:id="id175" draw:layer="Master1-bg" presentation:style-name="a589" draw:name="Text Placeholder 2" svg:x="1.24826in" svg:y="2.92483in" svg:width="3.49617in" svg:height="0.75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</draw:text-box>
        <svg:title/>
        <svg:desc/>
      </draw:frame>
      <draw:frame draw:id="id176" presentation:style-name="a593" draw:name="Text Placeholder 3" svg:x="1.23351in" svg:y="3.67483in" svg:width="3.50912in" svg:height="2.6585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Click to edit Master text styles</text:span></text:p>
            </text:list-item>
          </text:list>
        </draw:text-box>
        <svg:title/>
        <svg:desc/>
      </draw:frame>
      <draw:frame draw:id="id177" presentation:style-name="a597" draw:name="Text Placeholder 4" svg:x="4.93741in" svg:y="2.9283in" svg:width="3.48249in" svg:height="0.7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178" presentation:style-name="a601" draw:name="Text Placeholder 3" svg:x="4.92587in" svg:y="3.6783in" svg:width="3.495in" svg:height="2.658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ck to edit Master text styles</text:span></text:p>
            </text:list-item>
          </text:list>
        </draw:text-box>
        <svg:title/>
        <svg:desc/>
      </draw:frame>
      <draw:frame draw:id="id179" presentation:style-name="a605" draw:name="Text Placeholder 4" svg:x="8.58753in" svg:y="2.92483in" svg:width="3.49406in" svg:height="0.75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80" presentation:style-name="a609" draw:name="Text Placeholder 3" svg:x="8.58753in" svg:y="3.67483in" svg:width="3.49406in" svg:height="2.6585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</draw:text-box>
        <svg:title/>
        <svg:desc/>
      </draw:frame>
      <draw:frame draw:id="id181" presentation:style-name="a613" draw:name="Date Placeholder 2" svg:x="8.15499in" svg:y="6.43403in" svg:width="3in" svg:height="0.3993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>11/2/2020</text:date></text:span></text:p>
        </draw:text-box>
        <svg:title/>
        <svg:desc/>
      </draw:frame>
      <draw:frame draw:id="id182" presentation:style-name="a616" draw:name="Footer Placeholder 3" svg:x="1.24826in" svg:y="6.43403in" svg:width="6.82339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183" presentation:style-name="a619" draw:name="Slide Number Placeholder 4" svg:x="11.23832in" svg:y="6.43403in" svg:width="0.84327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621">
      <draw:frame draw:id="id184" draw:layer="Master1-bg" presentation:style-name="a625" draw:name="Title 1" svg:x="1.24826in" svg:y="0.66667in" svg:width="10.83333in" svg:height="2.08333in" presentation:class="title" presentation:placeholder="false">
        <draw:text-box>
          <text:p text:style-name="a624" text:class-names="" text:cond-style-name=""><text:span text:style-name="a622" text:class-names="">Click to edit Master title style</text:span><text:span text:style-name="a623" text:class-names=""/></text:p>
        </draw:text-box>
        <svg:title/>
        <svg:desc/>
      </draw:frame>
      <draw:frame draw:id="id185" draw:layer="Master1-bg" presentation:style-name="a629" draw:name="Text Placeholder 2" svg:x="1.24826in" svg:y="4.81692in" svg:width="3.49436in" svg:height="0.63021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ck to edit Master text styles</text:span></text:p>
            </text:list-item>
          </text:list>
        </draw:text-box>
        <svg:title/>
        <svg:desc/>
      </draw:frame>
      <draw:frame draw:id="id186" presentation:style-name="a633" draw:name="Picture Placeholder 2" svg:x="1.24826in" svg:y="2.91666in" svg:width="3.49436in" svg:height="1.66667in" presentation:class="graphic" presentation:placeholder="false">
        <draw:text-box>
          <text:p text:style-name="a632" text:class-names="" text:cond-style-name=""><text:span text:style-name="a630" text:class-names="">Click icon to add picture</text:span><text:span text:style-name="a631" text:class-names=""/></text:p>
        </draw:text-box>
        <svg:title/>
        <svg:desc/>
      </draw:frame>
      <draw:frame draw:id="id187" presentation:style-name="a637" draw:name="Text Placeholder 3" svg:x="1.24826in" svg:y="5.44713in" svg:width="3.49436in" svg:height="0.8944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88" presentation:style-name="a641" draw:name="Text Placeholder 4" svg:x="4.90929in" svg:y="4.81692in" svg:width="3.5in" svg:height="0.63021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189" presentation:style-name="a645" draw:name="Picture Placeholder 2" svg:x="4.90929in" svg:y="2.91666in" svg:width="3.4984in" svg:height="1.66667in" presentation:class="graphic" presentation:placeholder="false">
        <draw:text-box>
          <text:p text:style-name="a644" text:class-names="" text:cond-style-name=""><text:span text:style-name="a642" text:class-names="">Click icon to add picture</text:span><text:span text:style-name="a643" text:class-names=""/></text:p>
        </draw:text-box>
        <svg:title/>
        <svg:desc/>
      </draw:frame>
      <draw:frame draw:id="id190" presentation:style-name="a649" draw:name="Text Placeholder 3" svg:x="4.90769in" svg:y="5.44713in" svg:width="3.5in" svg:height="0.8862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ck to edit Master text styles</text:span></text:p>
            </text:list-item>
          </text:list>
        </draw:text-box>
        <svg:title/>
        <svg:desc/>
      </draw:frame>
      <draw:frame draw:id="id191" presentation:style-name="a653" draw:name="Text Placeholder 4" svg:x="8.58767in" svg:y="4.81692in" svg:width="3.48944in" svg:height="0.63021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</draw:text-box>
        <svg:title/>
        <svg:desc/>
      </draw:frame>
      <draw:frame draw:id="id192" presentation:style-name="a657" draw:name="Picture Placeholder 2" svg:x="8.58753in" svg:y="2.91666in" svg:width="3.49406in" svg:height="1.66667in" presentation:class="graphic" presentation:placeholder="false">
        <draw:text-box>
          <text:p text:style-name="a656" text:class-names="" text:cond-style-name=""><text:span text:style-name="a654" text:class-names="">Click icon to add picture</text:span><text:span text:style-name="a655" text:class-names=""/></text:p>
        </draw:text-box>
        <svg:title/>
        <svg:desc/>
      </draw:frame>
      <draw:frame draw:id="id193" presentation:style-name="a661" draw:name="Text Placeholder 3" svg:x="8.58753in" svg:y="5.44713in" svg:width="3.49406in" svg:height="0.8862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</draw:text-box>
        <svg:title/>
        <svg:desc/>
      </draw:frame>
      <draw:frame draw:id="id194" presentation:style-name="a665" draw:name="Date Placeholder 2" svg:x="8.15499in" svg:y="6.43403in" svg:width="3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11/2/2020</text:date></text:span></text:p>
        </draw:text-box>
        <svg:title/>
        <svg:desc/>
      </draw:frame>
      <draw:frame draw:id="id195" presentation:style-name="a668" draw:name="Footer Placeholder 3" svg:x="1.24826in" svg:y="6.43403in" svg:width="6.82339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96" presentation:style-name="a671" draw:name="Slide Number Placeholder 4" svg:x="11.23832in" svg:y="6.43403in" svg:width="0.84327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73">
      <draw:frame draw:id="id197" draw:layer="Master1-bg" presentation:style-name="a677" draw:name="Title 1" svg:x="1.24826in" svg:y="0.67642in" svg:width="10.83333in" svg:height="1.61698in" presentation:class="title" presentation:placeholder="false">
        <draw:text-box>
          <text:p text:style-name="a676" text:class-names="" text:cond-style-name=""><text:span text:style-name="a674" text:class-names="">Click to edit Master title style</text:span><text:span text:style-name="a675" text:class-names=""/></text:p>
        </draw:text-box>
        <svg:title/>
        <svg:desc/>
      </draw:frame>
      <draw:frame draw:id="id198" draw:layer="Master1-bg" presentation:style-name="a694" draw:name="Vertical Text Placeholder 2" svg:x="1.24826in" svg:y="2.46007in" svg:width="10.83333in" svg:height="3.8732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 level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hird level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ifth level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698" draw:name="Date Placeholder 3" svg:x="8.15499in" svg:y="6.43403in" svg:width="3in" svg:height="0.39931in" presentation:class="date-time" presentation:placeholder="false">
        <draw:text-box>
          <text:p text:style-name="a697" text:class-names="" text:cond-style-name=""><text:span text:style-name="a695" text:class-names=""><text:date text:fixed="false" style:data-style-name="a696">11/2/2020</text:date></text:span></text:p>
        </draw:text-box>
        <svg:title/>
        <svg:desc/>
      </draw:frame>
      <draw:frame draw:id="id200" presentation:style-name="a701" draw:name="Footer Placeholder 4" svg:x="1.24826in" svg:y="6.43403in" svg:width="6.82339in" svg:height="0.39931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201" presentation:style-name="a704" draw:name="Slide Number Placeholder 5" svg:x="11.23832in" svg:y="6.43403in" svg:width="0.84327in" svg:height="0.39931in" presentation:class="page-number" presentation:placeholder="false">
        <draw:text-box>
          <text:p text:style-name="a703" text:class-names="" text:cond-style-name=""><text:span text:style-name="a702" text:class-names=""><text:page-number style:num-format="1" text:fixed="false">‹nº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06">
      <draw:frame draw:id="id202" draw:layer="Master1-bg" presentation:style-name="a710" draw:name="Vertical Title 1" svg:x="9.88889in" svg:y="0.66667in" svg:width="2.19271in" svg:height="5.66667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203" draw:layer="Master1-bg" presentation:style-name="a727" draw:name="Vertical Text Placeholder 2" svg:x="1.24826in" svg:y="0.66667in" svg:width="8.47396in" svg:height="5.66667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cond le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Fifth le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731" draw:name="Date Placeholder 3" svg:x="8.15499in" svg:y="6.43403in" svg:width="3in" svg:height="0.39931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11/2/2020</text:date></text:span></text:p>
        </draw:text-box>
        <svg:title/>
        <svg:desc/>
      </draw:frame>
      <draw:frame draw:id="id205" presentation:style-name="a734" draw:name="Footer Placeholder 4" svg:x="1.24826in" svg:y="6.43403in" svg:width="6.82339in" svg:height="0.39931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206" presentation:style-name="a737" draw:name="Slide Number Placeholder 5" svg:x="11.23832in" svg:y="6.43403in" svg:width="0.84327in" svg:height="0.39931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>‹nº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/>
    <dc:creator/>
    <meta:creation-date>2020-11-01T15:20:06Z</meta:creation-date>
    <dc:date>2020-11-03T04:54:43Z</dc:date>
    <meta:template xlink:href="Circuit" xlink:type="simple"/>
    <meta:editing-cycles>349</meta:editing-cycles>
    <meta:editing-duration>PT0S</meta:editing-duration>
    <meta:document-statistic meta:paragraph-count="0" meta:word-count="0"/>
  </office:meta>
</office:document-meta>
</file>